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8">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2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2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4">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23">
      <style:paragraph-properties fo:text-align="start" style:justify-single-word="false"/>
      <style:text-properties fo:color="#ff0000"/>
    </style:style>
    <style:style style:name="P68" style:family="paragraph" style:parent-style-name="Standard" style:list-style-name="L23">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923408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6"><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3">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5820764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596485274"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81316519" text:style-name="L4">
        <text:list-item>
          <text:p text:style-name="P32">user_id (INTEGER, FK, NOT NULL)</text:p>
        </text:list-item>
        <text:list-item>
          <text:p text:style-name="P32">subject_id (INTEGER, FK, NOT NULL)</text:p>
        </text:list-item>
        <text:list-item>
          <text:p text:style-name="P64">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2169283663"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7625474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5">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03952788"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705554983" text:style-name="L8">
        <text:list-item>
          <text:p text:style-name="P57"><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7"><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7"><text:span text:style-name="T2">text2</text:span><text:span text:style-name="T3">: two smaller text areas</text:span></text:p>
        </text:list-item>
        <text:list-item>
          <text:p text:style-name="P57"><text:span text:style-name="T2">image1</text:span><text:span text:style-name="T3">: a small text area and a small picture</text:span></text:p>
        </text:list-item>
        <text:list-item>
          <text:p text:style-name="P57"><text:span text:style-name="T2">image2</text:span><text:span text:style-name="T3">: two small pictures</text:span></text:p>
        </text:list-item>
        <text:list-item>
          <text:p text:style-name="P57"><text:span text:style-name="T2">image3</text:span><text:span text:style-name="T3">: a big picture</text:span></text:p>
        </text:list-item>
        <text:list-item>
          <text:p text:style-name="P57"><text:span text:style-name="T2">audio1</text:span><text:span text:style-name="T3">: small text area and a small audio player</text:span></text:p>
        </text:list-item>
        <text:list-item>
          <text:p text:style-name="P57"><text:span text:style-name="T2">audio2</text:span><text:span text:style-name="T3">: big audio player</text:span></text:p>
        </text:list-item>
        <text:list-item>
          <text:p text:style-name="P57"><text:span text:style-name="T2">video1</text:span><text:span text:style-name="T3">: small text area and a small video player</text:span></text:p>
        </text:list-item>
        <text:list-item>
          <text:p text:style-name="P57"><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2111302014"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8370438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795631336"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1662285314"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2108021405" text:continue-list="list795631336"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1166961604"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6">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168742301" text:continue-list="list2108021405"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3">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39719621" text:style-name="L15">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1830866358" text:style-name="L16">
        <text:list-item>
          <text:p text:style-name="P42">validation of presence of every field, except for position</text:p>
        </text:list-item>
        <text:list-item>
          <text:p text:style-name="P42">validation of numericality int &gt; 0 and presence of associated element for lesson_id and user_id</text:p>
        </text:list-item>
        <text:list-item>
          <text:p text:style-name="P42">validation, if not null, of numericality of position, int &gt; 0</text:p>
        </text:list-item>
        <text:list-item>
          <text:p text:style-name="P42">automatic system of updating the positions</text:p>
        </text:list-item>
        <text:list-item>
          <text:p text:style-name="P42">validation of uniqueness with scope on the couple [user_id, lesson_id] and on the triple [user_id, lesson_id, position] if position not null</text:p>
        </text:list-item>
        <text:list-item>
          <text:p text:style-name="P42">validation that must exist bookmark before, or the lesson is mine (for media elements it is different, I can also use an element without having it in my bookmarks or my elements)</text:p>
        </text:list-item>
        <text:list-item>
          <text:p text:style-name="P42">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2050570973" text:continue-list="list739719621" text:style-name="L15">
        <text:list-item>
          <text:p text:style-name="P41">word (STRING, NOT NULL – the content of the tag)</text:p>
        </text:list-item>
      </text:list>
      <text:p text:style-name="P3"><text:soft-page-break/>This table has implemented cascade automatic destruction for table taggings (15)</text:p>
      <text:p text:style-name="P1"><text:span text:style-name="T3">Model </text:span><text:span text:style-name="T2">Tag</text:span><text:span text:style-name="T3"> (associated to table tags):</text:span></text:p>
      <text:list xml:id="list1798231778" text:style-name="L17">
        <text:list-item>
          <text:p text:style-name="P43">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006363397" text:continue-list="list1168742301"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2028537658" text:style-name="L18">
        <text:list-item>
          <text:p text:style-name="P44">validation of presence of each field</text:p>
        </text:list-item>
        <text:list-item>
          <text:p text:style-name="P44">validation of numericality int &gt; 0 and presence of associated element for tag_id and taggiable_id</text:p>
        </text:list-item>
        <text:list-item>
          <text:p text:style-name="P44">validation of uniqueness with scope for the triple [tag_id, taggable_id, taggable_type]</text:p>
        </text:list-item>
        <text:list-item>
          <text:p text:style-name="P44">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615729187" text:continue-list="list1006363397"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204255596" text:style-name="L19">
        <text:list-item>
          <text:p text:style-name="P45">validation of presence of each field</text:p>
        </text:list-item>
        <text:list-item>
          <text:p text:style-name="P45">validation of inclusion seen in [true, false]</text:p>
        </text:list-item>
        <text:list-item>
          <text:p text:style-name="P45">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69554665" text:style-name="L20">
        <text:list-item>
          <text:p text:style-name="P58"><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58"><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318957289" text:style-name="L21">
        <text:list-item>
          <text:p text:style-name="P59"><text:span text:style-name="T16">if an item is </text:span><text:span text:style-name="T13">private</text:span><text:span text:style-name="T15"> </text:span><text:span text:style-name="T16">it can be seen only by its owner</text:span></text:p>
        </text:list-item>
        <text:list-item>
          <text:p text:style-name="P59"><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408836085" text:style-name="L22">
        <text:list-item>
          <text:p text:style-name="P60"><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0"><text:span text:style-name="T3">for </text:span><text:span text:style-name="T13">media elements</text:span><text:span text:style-name="T3">, the user who loaded the element owns it </text:span><text:span text:style-name="T17">only as far as the element is </text:span><text:soft-page-break/><text:span text:style-name="T17">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911735440" text:style-name="L23">
        <text:list-item>
          <text:p text:style-name="P67"><text:span text:style-name="T22">Suggested Lessons</text:span><text:span text:style-name="T23">: conditions → </text:span><text:span text:style-name="T24">(public = true) </text:span><text:span text:style-name="T16">∧</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7"><text:span text:style-name="T22">Last Media Elements</text:span><text:span text:style-name="T23">: conditions → </text:span><text:span text:style-name="T24">(public = true) </text:span><text:span text:style-name="T16">∧</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8"><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68"><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68"><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68"><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68"><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68"><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608338079" text:style-name="L24">
        <text:list-item>
          <text:p text:style-name="P62">filter by subject (only for lessons)</text:p>
        </text:list-item>
        <text:list-item>
          <text:p text:style-name="P62">filter by school level (only for lessons)</text:p>
        </text:list-item>
        <text:list-item>
          <text:p text:style-name="P62">filter by format (only for media elements)</text:p>
        </text:list-item>
        <text:list-item>
          <text:p text:style-name="P62">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601842420" text:style-name="L25">
        <text:list-item>
          <text:p text:style-name="P46">a list of active record objects representing lessons</text:p>
        </text:list-item>
        <text:list-item>
          <text:p text:style-name="P46">the extracting action who called the view</text:p>
        </text:list-item>
      </text:list>
      <text:p text:style-name="P3"/>
      <text:p text:style-name="P1"><text:span text:style-name="T18">The view is organized as follows</text:span><text:span text:style-name="T3">:</text:span></text:p>
      <text:list xml:id="list299962152" text:style-name="L26">
        <text:list-item>
          <text:p text:style-name="P47">buttons to order the lessons according to their parameters (except for the suggested lessons)</text:p>
        </text:list-item>
        <text:list-item>
          <text:p text:style-name="P61"><text:span text:style-name="T3">for each lesson in the set, it is shown the single lesson partial, which receives as parameter </text:span><text:span text:style-name="T3">the </text:span><text:span text:style-name="T2">visible lesson state</text:span></text:p>
        </text:list-item>
        <text:list-item>
          <text:p text:style-name="P47">on the bottom, pagination</text:p>
        </text:list-item>
      </text:list>
      <text:p text:style-name="P3"><text:soft-page-break/></text:p>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915845099" text:style-name="L27">
        <text:list-item>
          <text:p text:style-name="P48">preview + edit + publish + virtual classroom + destroy + copy</text:p>
        </text:list-item>
        <text:list-item>
          <text:p text:style-name="P48">preview + edit + destroy + a special color state (grey)</text:p>
        </text:list-item>
        <text:list-item>
          <text:p text:style-name="P48">preview + virtual classroom + remove + copy + like + report</text:p>
        </text:list-item>
        <text:list-item>
          <text:p text:style-name="P48">preview + like + add + report</text:p>
        </text:list-item>
        <text:list-item>
          <text:p text:style-name="P48">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56787590" text:style-name="L28">
        <text:list-item>
          <text:p text:style-name="P55">preview<text:span text:style-name="T1">: opens a pop up with shadow, which contains the lesson viewer;</text:span></text:p>
        </text:list-item>
        <text:list-item>
          <text:p text:style-name="P55">add<text:span text:style-name="T1">: creates a bookmark;</text:span></text:p>
        </text:list-item>
        <text:list-item>
          <text:p text:style-name="P55">remove<text:span text:style-name="T1">: deletes the lesson from the list, deletes the bookmark and every line of virtual_classroom_lessons;</text:span></text:p>
        </text:list-item>
        <text:list-item>
          <text:p text:style-name="P55">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5">publish<text:span text:style-name="T1">: saves the lesson as public (you have to confirm that you want the lesson and all its elements to be public);</text:span></text:p>
        </text:list-item>
        <text:list-item>
          <text:p text:style-name="P55">unpublish<text:span text:style-name="T1">: saves the lesson as private without asking confirm and deletes all bookmarks and virtual_classroom_lessons records from anybody else using it; does not delete associated likes;</text:span></text:p>
        </text:list-item>
        <text:list-item>
          <text:p text:style-name="P55">virtual classroom<text:span text:style-name="T1">: it is a on/off button; it just add / removes elements of </text:span><text:span text:style-name="T1">virtual_classroom_lessons;</text:span></text:p>
        </text:list-item>
        <text:list-item>
          <text:p text:style-name="P55">delete<text:span text:style-name="T1">: same behavior of 'edit', it must send notifications to who is using this lesson, and then delete all bookmarks and virtual classroom elements (it must also ask for confirmation);</text:span></text:p>
        </text:list-item>
        <text:list-item>
          <text:p text:style-name="P55">like<text:span text:style-name="T1">: on/off button, creates and deletes rows from the table likes;</text:span></text:p>
        </text:list-item>
        <text:list-item>
          <text:p text:style-name="P55">copy<text:span text:style-name="T1">: creates a clone of the lesson with all its slides and elements, with user_id = mine, and </text:span><text:span text:style-name="T1">copied_and_not_modified switched to true</text:span></text:p>
        </text:list-item>
        <text:list-item>
          <text:p text:style-name="P55">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oft-page-break/><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388741743" text:style-name="L29">
        <text:list-item>
          <text:p text:style-name="P49">preview + edit + destroy</text:p>
        </text:list-item>
        <text:list-item>
          <text:p text:style-name="P49">preview + add + report</text:p>
        </text:list-item>
        <text:list-item>
          <text:p text:style-name="P49">preview + edit + remove</text:p>
        </text:list-item>
      </text:list>
      <text:p text:style-name="P9"/>
      <text:p text:style-name="P4">Actions and consequences of each button for elements:</text:p>
      <text:list xml:id="list901889396" text:continue-list="list1256787590" text:style-name="L28">
        <text:list-item>
          <text:p text:style-name="P55">preview<text:span text:style-name="T1">: opens a pop up with thumbnail and information</text:span></text:p>
        </text:list-item>
        <text:list-item>
          <text:p text:style-name="P55">add<text:span text:style-name="T1">: creates a bookmark for that element</text:span></text:p>
        </text:list-item>
        <text:list-item>
          <text:p text:style-name="P55">report<text:span text:style-name="T1">: opens a form to report the lesson</text:span></text:p>
        </text:list-item>
        <text:list-item>
          <text:p text:style-name="P55">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5">remove<text:span text:style-name="T1">: removes the bookmark</text:span></text:p>
        </text:list-item>
        <text:list-item>
          <text:p text:style-name="P55">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ext:soft-page-break/>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813525402" text:style-name="L30">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1878398615" text:style-name="L31">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491809126" text:style-name="L32">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035566348" text:style-name="L33">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4">2.6 – Virtual classroom</text:p>
      <text:p text:style-name="P14"/>
      <text:p text:style-name="P3">A lesson can appear in the virtual classroom only under the following conditions:</text:p>
      <text:list xml:id="list1291233540" text:style-name="L34">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text:soft-page-break/>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ext:soft-page-break/>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ext:soft-page-break/>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ext:soft-page-break/>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text:soft-page-break/>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text:soft-page-break/>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ext:soft-page-break/>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16:30:58</dc:date>
    <dc:creator>Morgan Spa</dc:creator>
    <meta:editing-duration>PT21H3M12S</meta:editing-duration>
    <meta:editing-cycles>304</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55" meta:word-count="4794" meta:character-count="27142" meta:non-whitespace-character-count="24800"/>
  </office:meta>
</office:document-meta>
</file>